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13e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style:font-name="Arial" fo:font-size="11pt" fo:font-style="normal" fo:font-weight="normal"/>
    </style:style>
    <style:style style:name="T8" style:family="text">
      <style:text-properties style:font-name="Arial" fo:font-size="11pt" fo:font-style="normal" fo:font-weight="normal" officeooo:rsid="001513ee"/>
    </style:style>
    <style:style style:name="T9" style:family="text">
      <style:text-properties officeooo:rsid="001513e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f0aa89a-f6f4-23fb-c10d-598e8ee1bc70"/>Perguntas sobre a ISO:</text:p>
      <text:p text:style-name="Text_20_body"/>
      <text:list xml:id="list2274738943" text:style-name="L1">
        <text:list-header>
          <text:p text:style-name="P2"><text:span text:style-name="T8">2. </text:span><text:span text:style-name="T7">Quais os estágios previstos na ISO 27001?</text:span></text:p>
          <text:p text:style-name="P2"><text:span text:style-name="T7"/></text:p>
        </text:list-header>
      </text:list>
      <text:p text:style-name="P4"><text:span text:style-name="T1">Estágio um</text:span><text:span text:style-name="T5"> </text:span><text:span text:style-name="T2">é uma análise preliminar, informal do SGSI, na verificação da existência e completude da documentação chave como a</text:span><text:a xlink:type="simple" xlink:href="https://pt.wikipedia.org/w/index.php?title=Política_de_segurança&amp;action=edit&amp;redlink=1" text:style-name="Internet_20_link" text:visited-style-name="Visited_20_Internet_20_Link"><text:span text:style-name="T5"> </text:span></text:a><text:a xlink:type="simple" xlink:href="https://pt.wikipedia.org/w/index.php?title=Política_de_segurança&amp;action=edit&amp;redlink=1" text:style-name="Internet_20_link" text:visited-style-name="Visited_20_Internet_20_Link"><text:span text:style-name="T6">política de segurança</text:span></text:a><text:span text:style-name="T5"> </text:span><text:span text:style-name="T2">da informação da organização, Declaração de Aplicabilidade (do inglês </text:span><text:span text:style-name="T4">Statement of Applicability - SoA</text:span><text:span text:style-name="T2">) e Plano de Tratamento de Risco (PTR).</text:span></text:p>
      <text:p text:style-name="P4"><text:span text:style-name="T1">Estágio dois</text:span><text:span text:style-name="T5"> </text:span><text:span text:style-name="T2">é um detalhamento, com auditoria em profundidade envolvendo a existência e efetividade do controle ISMS declarado no </text:span><text:span text:style-name="T4">SoA</text:span><text:span text:style-name="T5"> </text:span><text:span text:style-name="T2">e PTR, bem como a documentação de suporte. A renovação do certificado envolve revisões periódicas e re-declaração confirmando que o ISMS continua operando como desejado.</text:span></text:p>
      <text:p text:style-name="Text_20_body"/>
      <text:p text:style-name="P3"><text:span text:style-name="T2"><text:tab/></text:span><text:span text:style-name="T3">2. </text:span><text:span text:style-name="T2">Quais são os critérios para certificação da ISO 27000?</text:span></text:p>
      <text:p text:style-name="P3"><text:span text:style-name="T2"/></text:p>
      <text:p text:style-name="P5">As normas mais conhecidas da família ISO 27000 são as 27001 e 27002, e é recomendável que sejam usadas em conjunto. O certificado da norma ISO 27002 é para profissionais, e as orientações e códigos de prática fazem com que seja mais fácil atingir os critérios para obter-se o certificado ISO 27001, que é direcionado para empresas. Cada uma dessas normas tem critérios diferentes para a certificação.</text:p>
      <text:p text:style-name="Text_20_body"/>
      <text:p text:style-name="P5">A norma 27001 segue o padrão para a certificação de outros sistemas de gestão da ISO, assim como a ISO 9000 e ISO 14000. Então, além da questão específica do sistema de gestão de segurança da informação, como diretrizes de implementação, é preciso se atentar para o monitoramento, funcionamento e um programa de melhoria do sistema. A certificação é realizada em duas etapas: a primeira é uma revisão mais documental, a segunda é uma auditoria mais detalhada.</text:p>
      <text:p text:style-name="Text_20_body"/>
      <text:p text:style-name="P5">Já a norma 27002 é uma certificação profissional, e os critérios para avaliar se uma pessoa é ou não qualificada para receber esse certificado são inspecionados com uma prova. O profissional precisa ter conhecimentos sobre conceitos de segurança de informação, riscos e ameaças, entre outros.</text:p>
      <text:p text:style-name="Text_20_body"/>
      <text:p text:style-name="P1"><text:tab/><text:span text:style-name="T9">3. </text:span>Qual as diferenças entre ISO 27001 e ISO 27002?</text:p>
      <text:p text:style-name="Text_20_body"/>
      <text:p text:style-name="P3"><text:span text:style-name="T5">    </text:span><text:span text:style-name="T2">27001 certifica que o processo da instituição ocorre de forma segura.</text:span></text:p>
      <text:p text:style-name="P3"><text:span text:style-name="T5">    </text:span><text:span text:style-name="T2">27002 certifica que um profissional trabalha de forma segura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3:18:44.855918557</meta:creation-date>
    <dc:date>2018-03-05T13:20:14.935991307</dc:date>
    <meta:editing-duration>PT1M30S</meta:editing-duration>
    <meta:editing-cycles>1</meta:editing-cycles>
    <meta:document-statistic meta:table-count="0" meta:image-count="0" meta:object-count="0" meta:page-count="1" meta:paragraph-count="11" meta:word-count="330" meta:character-count="2056" meta:non-whitespace-character-count="1727"/>
    <meta:generator>LibreOffice/6.0.2.1$Linux_X86_64 LibreOffice_project/f7f06a8f319e4b62f9bc5095aa112a65d2f3ac89</meta:generator>
  </office:meta>
</office:document-meta>
</file>